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page" style:column-width="19.05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7" table:default-cell-style-name="ce2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9 年 10 月 份" calcext:value-type="string">
              <text:p><text:s text:c="7"/>中 華 民 國 99 年 10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4833" calcext:value-type="float">
            <text:p><text:s text:c="3"/>4,83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46" calcext:value-type="float">
            <text:p><text:s text:c="3"/>2.46 </text:p>
          </table:table-cell>
          <table:table-cell table:style-name="ce28" office:value-type="float" office:value="2018" calcext:value-type="float">
            <text:p><text:s text:c="3"/>2,018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8" office:value-type="float" office:value="13487" calcext:value-type="float">
            <text:p><text:s text:c="3"/>13,487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28" office:value-type="float" office:value="11469" calcext:value-type="float">
            <text:p><text:s text:c="3"/>11,469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3" calcext:value-type="float">
            <text:p><text:s text:c="3"/>5.83 </text:p>
          </table:table-cell>
          <table:table-cell table:style-name="ce28" office:value-type="float" office:value="12807" calcext:value-type="float">
            <text:p><text:s text:c="3"/>12,807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28" office:value-type="float" office:value="4853" calcext:value-type="float">
            <text:p><text:s text:c="3"/>4,85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4328" calcext:value-type="float">
            <text:p><text:s text:c="3"/>4,32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21" calcext:value-type="float">
            <text:p><text:s text:c="3"/>2.21 </text:p>
          </table:table-cell>
          <table:table-cell table:style-name="ce28" office:value-type="float" office:value="1969" calcext:value-type="float">
            <text:p><text:s text:c="3"/>1,969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8" office:value-type="float" office:value="13388" calcext:value-type="float">
            <text:p><text:s text:c="3"/>13,38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4" calcext:value-type="float">
            <text:p><text:s text:c="3"/>6.84 </text:p>
          </table:table-cell>
          <table:table-cell table:style-name="ce28" office:value-type="float" office:value="11419" calcext:value-type="float">
            <text:p><text:s text:c="3"/>11,419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3" calcext:value-type="float">
            <text:p><text:s text:c="3"/>5.83 </text:p>
          </table:table-cell>
          <table:table-cell table:style-name="ce28" office:value-type="float" office:value="12763" calcext:value-type="float">
            <text:p><text:s text:c="3"/>12,763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2" calcext:value-type="float">
            <text:p><text:s text:c="3"/>6.52 </text:p>
          </table:table-cell>
          <table:table-cell table:style-name="ce28" office:value-type="float" office:value="4844" calcext:value-type="float">
            <text:p><text:s text:c="3"/>4,844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-94" calcext:value-type="float">
            <text:p><text:s/>－94 </text:p>
          </table:table-cell>
          <table:table-cell table:style-name="ce24" office:value-type="float" office:value="-0.001" calcext:value-type="float">
            <text:p><text:s/>－0.00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8" office:value-type="float" office:value="1407" calcext:value-type="float">
            <text:p><text:s text:c="3"/>1,407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8" office:value-type="float" office:value="10889" calcext:value-type="float">
            <text:p><text:s text:c="3"/>10,889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78" calcext:value-type="float">
            <text:p><text:s text:c="3"/>6.78 </text:p>
          </table:table-cell>
          <table:table-cell table:style-name="ce28" office:value-type="float" office:value="9482" calcext:value-type="float">
            <text:p><text:s text:c="3"/>9,482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1" calcext:value-type="float">
            <text:p><text:s text:c="3"/>5.91 </text:p>
          </table:table-cell>
          <table:table-cell table:style-name="ce28" office:value-type="float" office:value="10228" calcext:value-type="float">
            <text:p><text:s text:c="3"/>10,228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7" calcext:value-type="float">
            <text:p><text:s text:c="3"/>6.37 </text:p>
          </table:table-cell>
          <table:table-cell table:style-name="ce28" office:value-type="float" office:value="4051" calcext:value-type="float">
            <text:p><text:s text:c="3"/>4,05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1137" calcext:value-type="float">
            <text:p><text:s text:c="3"/>1,137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4" calcext:value-type="float">
            <text:p><text:s text:c="3"/>3.44 </text:p>
          </table:table-cell>
          <table:table-cell table:style-name="ce29" office:value-type="float" office:value="662" calcext:value-type="float">
            <text:p><text:s text:c="3"/>662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" calcext:value-type="float">
            <text:p><text:s text:c="3"/>2.00 </text:p>
          </table:table-cell>
          <table:table-cell table:style-name="ce29" office:value-type="float" office:value="2134" calcext:value-type="float">
            <text:p><text:s text:c="3"/>2,134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5" calcext:value-type="float">
            <text:p><text:s text:c="3"/>6.45 </text:p>
          </table:table-cell>
          <table:table-cell table:style-name="ce29" office:value-type="float" office:value="1472" calcext:value-type="float">
            <text:p><text:s text:c="3"/>1,472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5" calcext:value-type="float">
            <text:p><text:s text:c="3"/>4.45 </text:p>
          </table:table-cell>
          <table:table-cell table:style-name="ce29" office:value-type="float" office:value="2530" calcext:value-type="float">
            <text:p><text:s text:c="3"/>2,53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29" office:value-type="float" office:value="909" calcext:value-type="float">
            <text:p><text:s text:c="3"/>909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09" calcext:value-type="float">
            <text:p><text:s/>－109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79" calcext:value-type="float">
            <text:p><text:s/>－2.79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9" office:value-type="float" office:value="267" calcext:value-type="float">
            <text:p><text:s text:c="3"/>267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" calcext:value-type="float">
            <text:p><text:s text:c="3"/>6.70 </text:p>
          </table:table-cell>
          <table:table-cell table:style-name="ce29" office:value-type="float" office:value="216" calcext:value-type="float">
            <text:p><text:s text:c="3"/>216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2" calcext:value-type="float">
            <text:p><text:s text:c="3"/>5.52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-781" calcext:value-type="float">
            <text:p><text:s/>－781 </text:p>
          </table:table-cell>
          <table:table-cell table:style-name="ce25" office:value-type="float" office:value="-0.39" calcext:value-type="float">
            <text:p><text:s/>－0.39 </text:p>
          </table:table-cell>
          <table:table-cell table:style-name="ce25" office:value-type="float" office:value="-4.59" calcext:value-type="float">
            <text:p><text:s/>－4.59 </text:p>
          </table:table-cell>
          <table:table-cell table:style-name="ce29" office:value-type="float" office:value="468" calcext:value-type="float">
            <text:p><text:s text:c="3"/>468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75" calcext:value-type="float">
            <text:p><text:s text:c="3"/>2.75 </text:p>
          </table:table-cell>
          <table:table-cell table:style-name="ce29" office:value-type="float" office:value="1235" calcext:value-type="float">
            <text:p><text:s text:c="3"/>1,235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6" calcext:value-type="float">
            <text:p><text:s text:c="3"/>7.26 </text:p>
          </table:table-cell>
          <table:table-cell table:style-name="ce29" office:value-type="float" office:value="767" calcext:value-type="float">
            <text:p><text:s text:c="3"/>767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1" calcext:value-type="float">
            <text:p><text:s text:c="3"/>4.51 </text:p>
          </table:table-cell>
          <table:table-cell table:style-name="ce29" office:value-type="float" office:value="1160" calcext:value-type="float">
            <text:p><text:s text:c="3"/>1,160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29" office:value-type="float" office:value="475" calcext:value-type="float">
            <text:p><text:s text:c="3"/>475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256" calcext:value-type="float">
            <text:p><text:s text:c="3"/>256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75" calcext:value-type="float">
            <text:p><text:s text:c="3"/>3.75 </text:p>
          </table:table-cell>
          <table:table-cell table:style-name="ce29" office:value-type="float" office:value="412" calcext:value-type="float">
            <text:p><text:s text:c="3"/>412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7" calcext:value-type="float">
            <text:p><text:s text:c="3"/>9.47 </text:p>
          </table:table-cell>
          <table:table-cell table:style-name="ce29" office:value-type="float" office:value="249" calcext:value-type="float">
            <text:p><text:s text:c="3"/>249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2" calcext:value-type="float">
            <text:p><text:s text:c="3"/>5.72 </text:p>
          </table:table-cell>
          <table:table-cell table:style-name="ce29" office:value-type="float" office:value="353" calcext:value-type="float">
            <text:p><text:s text:c="3"/>353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1" calcext:value-type="float">
            <text:p><text:s text:c="3"/>8.11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26" calcext:value-type="float">
            <text:p><text:s text:c="3"/>1.26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9" office:value-type="float" office:value="353" calcext:value-type="float">
            <text:p><text:s text:c="3"/>353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1" calcext:value-type="float">
            <text:p><text:s text:c="3"/>7.41 </text:p>
          </table:table-cell>
          <table:table-cell table:style-name="ce29" office:value-type="float" office:value="335" calcext:value-type="float">
            <text:p><text:s text:c="3"/>335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4" calcext:value-type="float">
            <text:p><text:s text:c="3"/>7.04 </text:p>
          </table:table-cell>
          <table:table-cell table:style-name="ce29" office:value-type="float" office:value="313" calcext:value-type="float">
            <text:p><text:s text:c="3"/>31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417" calcext:value-type="float">
            <text:p><text:s text:c="3"/>417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14" calcext:value-type="float">
            <text:p><text:s text:c="3"/>3.14 </text:p>
          </table:table-cell>
          <table:table-cell table:style-name="ce29" office:value-type="float" office:value="291" calcext:value-type="float">
            <text:p><text:s text:c="3"/>29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19" calcext:value-type="float">
            <text:p><text:s text:c="3"/>2.19 </text:p>
          </table:table-cell>
          <table:table-cell table:style-name="ce29" office:value-type="float" office:value="989" calcext:value-type="float">
            <text:p><text:s text:c="3"/>989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4" calcext:value-type="float">
            <text:p><text:s text:c="3"/>7.44 </text:p>
          </table:table-cell>
          <table:table-cell table:style-name="ce29" office:value-type="float" office:value="698" calcext:value-type="float">
            <text:p><text:s text:c="3"/>698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29" office:value-type="float" office:value="868" calcext:value-type="float">
            <text:p><text:s text:c="3"/>868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53" calcext:value-type="float">
            <text:p><text:s text:c="3"/>6.53 </text:p>
          </table:table-cell>
          <table:table-cell table:style-name="ce29" office:value-type="float" office:value="334" calcext:value-type="float">
            <text:p><text:s text:c="3"/>33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43" calcext:value-type="float">
            <text:p><text:s/>－343 </text:p>
          </table:table-cell>
          <table:table-cell table:style-name="ce25" office:value-type="float" office:value="-0.26" calcext:value-type="float">
            <text:p><text:s/>－0.26 </text:p>
          </table:table-cell>
          <table:table-cell table:style-name="ce25" office:value-type="float" office:value="-3.09" calcext:value-type="float">
            <text:p><text:s/>－3.09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9" office:value-type="float" office:value="795" calcext:value-type="float">
            <text:p><text:s text:c="3"/>795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16" calcext:value-type="float">
            <text:p><text:s text:c="3"/>7.16 </text:p>
          </table:table-cell>
          <table:table-cell table:style-name="ce29" office:value-type="float" office:value="691" calcext:value-type="float">
            <text:p><text:s text:c="3"/>691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2" calcext:value-type="float">
            <text:p><text:s text:c="3"/>6.22 </text:p>
          </table:table-cell>
          <table:table-cell table:style-name="ce29" office:value-type="float" office:value="656" calcext:value-type="float">
            <text:p><text:s text:c="3"/>656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1" calcext:value-type="float">
            <text:p><text:s text:c="3"/>5.91 </text:p>
          </table:table-cell>
          <table:table-cell table:style-name="ce29" office:value-type="float" office:value="217" calcext:value-type="float">
            <text:p><text:s text:c="3"/>217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88" calcext:value-type="float">
            <text:p><text:s/>－388 </text:p>
          </table:table-cell>
          <table:table-cell table:style-name="ce25" office:value-type="float" office:value="-0.74" calcext:value-type="float">
            <text:p><text:s/>－0.74 </text:p>
          </table:table-cell>
          <table:table-cell table:style-name="ce25" office:value-type="float" office:value="-8.66" calcext:value-type="float">
            <text:p><text:s/>－8.66 </text:p>
          </table:table-cell>
          <table:table-cell table:style-name="ce29" office:value-type="float" office:value="-59" calcext:value-type="float">
            <text:p><text:s/>－59 </text:p>
          </table:table-cell>
          <table:table-cell table:style-name="ce25" office:value-type="float" office:value="-0.11" calcext:value-type="float">
            <text:p><text:s/>－0.11 </text:p>
          </table:table-cell>
          <table:table-cell table:style-name="ce25" office:value-type="float" office:value="-1.32" calcext:value-type="float">
            <text:p><text:s/>－1.32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29" office:value-type="float" office:value="321" calcext:value-type="float">
            <text:p><text:s text:c="3"/>321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17" calcext:value-type="float">
            <text:p><text:s text:c="3"/>7.17 </text:p>
          </table:table-cell>
          <table:table-cell table:style-name="ce29" office:value-type="float" office:value="239" calcext:value-type="float">
            <text:p><text:s text:c="3"/>239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39" calcext:value-type="float">
            <text:p><text:s/>－139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5" office:value-type="float" office:value="-2.28" calcext:value-type="float">
            <text:p><text:s/>－2.28 </text:p>
          </table:table-cell>
          <table:table-cell table:style-name="ce29" office:value-type="float" office:value="-87" calcext:value-type="float">
            <text:p><text:s/>－87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3" calcext:value-type="float">
            <text:p><text:s/>－1.43 </text:p>
          </table:table-cell>
          <table:table-cell table:style-name="ce29" office:value-type="float" office:value="413" calcext:value-type="float">
            <text:p><text:s text:c="3"/>413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77" calcext:value-type="float">
            <text:p><text:s text:c="3"/>6.77 </text:p>
          </table:table-cell>
          <table:table-cell table:style-name="ce29" office:value-type="float" office:value="500" calcext:value-type="float">
            <text:p><text:s text:c="3"/>500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" calcext:value-type="float">
            <text:p><text:s text:c="3"/>8.20 </text:p>
          </table:table-cell>
          <table:table-cell table:style-name="ce29" office:value-type="float" office:value="274" calcext:value-type="float">
            <text:p><text:s text:c="3"/>274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9" calcext:value-type="float">
            <text:p><text:s text:c="3"/>4.49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15" calcext:value-type="float">
            <text:p><text:s/>－115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49" calcext:value-type="float">
            <text:p><text:s/>－2.49 </text:p>
          </table:table-cell>
          <table:table-cell table:style-name="ce29" office:value-type="float" office:value="-111" calcext:value-type="float">
            <text:p><text:s/>－111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4" calcext:value-type="float">
            <text:p><text:s/>－2.40 </text:p>
          </table:table-cell>
          <table:table-cell table:style-name="ce29" office:value-type="float" office:value="281" calcext:value-type="float">
            <text:p><text:s text:c="3"/>281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08" calcext:value-type="float">
            <text:p><text:s text:c="3"/>6.08 </text:p>
          </table:table-cell>
          <table:table-cell table:style-name="ce29" office:value-type="float" office:value="392" calcext:value-type="float">
            <text:p><text:s text:c="3"/>392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49" calcext:value-type="float">
            <text:p><text:s text:c="3"/>8.49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3" calcext:value-type="float">
            <text:p><text:s text:c="3"/>4.33 </text:p>
          </table:table-cell>
          <table:table-cell table:style-name="ce29" office:value-type="float" office:value="115" calcext:value-type="float">
            <text:p><text:s text:c="3"/>11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9" office:value-type="float" office:value="-133" calcext:value-type="float">
            <text:p><text:s/>－133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2" calcext:value-type="float">
            <text:p><text:s/>－1.42 </text:p>
          </table:table-cell>
          <table:table-cell table:style-name="ce29" office:value-type="float" office:value="549" calcext:value-type="float">
            <text:p><text:s text:c="3"/>54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29" office:value-type="float" office:value="682" calcext:value-type="float">
            <text:p><text:s text:c="3"/>682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9" calcext:value-type="float">
            <text:p><text:s text:c="3"/>7.29 </text:p>
          </table:table-cell>
          <table:table-cell table:style-name="ce29" office:value-type="float" office:value="464" calcext:value-type="float">
            <text:p><text:s text:c="3"/>464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6" calcext:value-type="float">
            <text:p><text:s text:c="3"/>4.96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59" calcext:value-type="float">
            <text:p><text:s/>－59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6" calcext:value-type="float">
            <text:p><text:s/>－0.56 </text:p>
          </table:table-cell>
          <table:table-cell table:style-name="ce29" office:value-type="float" office:value="-106" calcext:value-type="float">
            <text:p><text:s/>－106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" calcext:value-type="float">
            <text:p><text:s/>－1.00 </text:p>
          </table:table-cell>
          <table:table-cell table:style-name="ce29" office:value-type="float" office:value="614" calcext:value-type="float">
            <text:p><text:s text:c="3"/>61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29" office:value-type="float" office:value="720" calcext:value-type="float">
            <text:p><text:s text:c="3"/>720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29" office:value-type="float" office:value="586" calcext:value-type="float">
            <text:p><text:s text:c="3"/>586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5" calcext:value-type="float">
            <text:p><text:s text:c="3"/>5.55 </text:p>
          </table:table-cell>
          <table:table-cell table:style-name="ce29" office:value-type="float" office:value="274" calcext:value-type="float">
            <text:p><text:s text:c="3"/>27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83" calcext:value-type="float">
            <text:p><text:s/>－683 </text:p>
          </table:table-cell>
          <table:table-cell table:style-name="ce25" office:value-type="float" office:value="-0.78" calcext:value-type="float">
            <text:p><text:s/>－0.78 </text:p>
          </table:table-cell>
          <table:table-cell table:style-name="ce25" office:value-type="float" office:value="-9.19" calcext:value-type="float">
            <text:p><text:s/>－9.19 </text:p>
          </table:table-cell>
          <table:table-cell table:style-name="ce29" office:value-type="float" office:value="-130" calcext:value-type="float">
            <text:p><text:s/>－130 </text:p>
          </table:table-cell>
          <table:table-cell table:style-name="ce25" office:value-type="float" office:value="-0.15" calcext:value-type="float">
            <text:p><text:s/>－0.15 </text:p>
          </table:table-cell>
          <table:table-cell table:style-name="ce25" office:value-type="float" office:value="-1.75" calcext:value-type="float">
            <text:p><text:s/>－1.75 </text:p>
          </table:table-cell>
          <table:table-cell table:style-name="ce29" office:value-type="float" office:value="448" calcext:value-type="float">
            <text:p><text:s text:c="3"/>448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29" office:value-type="float" office:value="578" calcext:value-type="float">
            <text:p><text:s text:c="3"/>578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8" calcext:value-type="float">
            <text:p><text:s text:c="3"/>7.78 </text:p>
          </table:table-cell>
          <table:table-cell table:style-name="ce29" office:value-type="float" office:value="354" calcext:value-type="float">
            <text:p><text:s text:c="3"/>354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29" office:value-type="float" office:value="178" calcext:value-type="float">
            <text:p><text:s text:c="3"/>178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09" calcext:value-type="float">
            <text:p><text:s/>－109 </text:p>
          </table:table-cell>
          <table:table-cell table:style-name="ce25" office:value-type="float" office:value="-0.47" calcext:value-type="float">
            <text:p><text:s/>－0.47 </text:p>
          </table:table-cell>
          <table:table-cell table:style-name="ce25" office:value-type="float" office:value="-5.56" calcext:value-type="float">
            <text:p><text:s/>－5.56 </text:p>
          </table:table-cell>
          <table:table-cell table:style-name="ce29" office:value-type="float" office:value="-43" calcext:value-type="float">
            <text:p><text:s/>－43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5" office:value-type="float" office:value="-2.19" calcext:value-type="float">
            <text:p><text:s/>－2.19 </text:p>
          </table:table-cell>
          <table:table-cell table:style-name="ce29" office:value-type="float" office:value="152" calcext:value-type="float">
            <text:p><text:s text:c="3"/>152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29" office:value-type="float" office:value="195" calcext:value-type="float">
            <text:p><text:s text:c="3"/>195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9.94" calcext:value-type="float">
            <text:p><text:s text:c="3"/>9.94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4" calcext:value-type="float">
            <text:p><text:s text:c="3"/>4.84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3" calcext:value-type="float">
            <text:p><text:s/>－203 </text:p>
          </table:table-cell>
          <table:table-cell table:style-name="ce25" office:value-type="float" office:value="-0.6" calcext:value-type="float">
            <text:p><text:s/>－0.60 </text:p>
          </table:table-cell>
          <table:table-cell table:style-name="ce25" office:value-type="float" office:value="-7.04" calcext:value-type="float">
            <text:p><text:s/>－7.04 </text:p>
          </table:table-cell>
          <table:table-cell table:style-name="ce29" office:value-type="float" office:value="-51" calcext:value-type="float">
            <text:p><text:s/>－51 </text:p>
          </table:table-cell>
          <table:table-cell table:style-name="ce25" office:value-type="float" office:value="-0.15" calcext:value-type="float">
            <text:p><text:s/>－0.15 </text:p>
          </table:table-cell>
          <table:table-cell table:style-name="ce25" office:value-type="float" office:value="-1.77" calcext:value-type="float">
            <text:p><text:s/>－1.77 </text:p>
          </table:table-cell>
          <table:table-cell table:style-name="ce29" office:value-type="float" office:value="204" calcext:value-type="float">
            <text:p><text:s text:c="3"/>204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8" calcext:value-type="float">
            <text:p><text:s text:c="3"/>7.08 </text:p>
          </table:table-cell>
          <table:table-cell table:style-name="ce29" office:value-type="float" office:value="255" calcext:value-type="float">
            <text:p><text:s text:c="3"/>255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5" calcext:value-type="float">
            <text:p><text:s text:c="3"/>8.85 </text:p>
          </table:table-cell>
          <table:table-cell table:style-name="ce29" office:value-type="float" office:value="171" calcext:value-type="float">
            <text:p><text:s text:c="3"/>171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4" calcext:value-type="float">
            <text:p><text:s text:c="3"/>5.94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45" office:value-type="float" office:value="3.85" calcext:value-type="float">
            <text:p><text:s text:c="3"/>3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23" calcext:value-type="float">
            <text:p><text:s text:c="3"/>223 </text:p>
          </table:table-cell>
          <table:table-cell table:style-name="ce25" office:value-type="float" office:value="2.31" calcext:value-type="float">
            <text:p><text:s text:c="3"/>2.31 </text:p>
          </table:table-cell>
          <table:table-cell table:style-name="ce25" office:value-type="float" office:value="27.21" calcext:value-type="float">
            <text:p><text:s text:c="3"/>27.21 </text:p>
          </table:table-cell>
          <table:table-cell table:style-name="ce29" office:value-type="float" office:value="-30" calcext:value-type="float">
            <text:p><text:s/>－30 </text:p>
          </table:table-cell>
          <table:table-cell table:style-name="ce25" office:value-type="float" office:value="-0.31" calcext:value-type="float">
            <text:p><text:s/>－0.31 </text:p>
          </table:table-cell>
          <table:table-cell table:style-name="ce25" office:value-type="float" office:value="-3.66" calcext:value-type="float">
            <text:p><text:s/>－3.66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48" calcext:value-type="float">
            <text:p><text:s text:c="3"/>5.48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14" calcext:value-type="float">
            <text:p><text:s text:c="3"/>9.14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2" calcext:value-type="float">
            <text:p><text:s text:c="3"/>4.02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364" calcext:value-type="float">
            <text:p><text:s/>－364 </text:p>
          </table:table-cell>
          <table:table-cell table:style-name="ce25" office:value-type="float" office:value="-0.95" calcext:value-type="float">
            <text:p><text:s/>－0.95 </text:p>
          </table:table-cell>
          <table:table-cell table:style-name="ce25" office:value-type="float" office:value="-11.13" calcext:value-type="float">
            <text:p><text:s/>－11.13 </text:p>
          </table:table-cell>
          <table:table-cell table:style-name="ce29" office:value-type="float" office:value="-44" calcext:value-type="float">
            <text:p><text:s/>－44 </text:p>
          </table:table-cell>
          <table:table-cell table:style-name="ce25" office:value-type="float" office:value="-0.11" calcext:value-type="float">
            <text:p><text:s/>－0.11 </text:p>
          </table:table-cell>
          <table:table-cell table:style-name="ce25" office:value-type="float" office:value="-1.35" calcext:value-type="float">
            <text:p><text:s/>－1.35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11" calcext:value-type="float">
            <text:p><text:s text:c="3"/>5.11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180" calcext:value-type="float">
            <text:p><text:s text:c="3"/>180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1" calcext:value-type="float">
            <text:p><text:s text:c="3"/>5.51 </text:p>
          </table:table-cell>
          <table:table-cell table:style-name="ce18" office:value-type="float" office:value="102" calcext:value-type="float">
            <text:p><text:s text:c="3"/>102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12" calcext:value-type="float">
            <text:p><text:s text:c="3"/>3.1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359" calcext:value-type="float">
            <text:p><text:s text:c="3"/>359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2" calcext:value-type="float">
            <text:p><text:s text:c="3"/>10.20 </text:p>
          </table:table-cell>
          <table:table-cell table:style-name="ce29" office:value-type="float" office:value="225" calcext:value-type="float">
            <text:p><text:s text:c="3"/>225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9" calcext:value-type="float">
            <text:p><text:s text:c="3"/>6.39 </text:p>
          </table:table-cell>
          <table:table-cell table:style-name="ce29" office:value-type="float" office:value="379" calcext:value-type="float">
            <text:p><text:s text:c="3"/>379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5" office:value-type="float" office:value="10.77" calcext:value-type="float">
            <text:p><text:s text:c="3"/>10.77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7" calcext:value-type="float">
            <text:p><text:s text:c="3"/>4.37 </text:p>
          </table:table-cell>
          <table:table-cell table:style-name="ce29" office:value-type="float" office:value="287" calcext:value-type="float">
            <text:p><text:s text:c="3"/>287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5" calcext:value-type="float">
            <text:p><text:s text:c="3"/>8.15 </text:p>
          </table:table-cell>
          <table:table-cell table:style-name="ce18" office:value-type="float" office:value="80" calcext:value-type="float">
            <text:p><text:s text:c="3"/>80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870" calcext:value-type="float">
            <text:p><text:s text:c="3"/>870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48" calcext:value-type="float">
            <text:p><text:s text:c="3"/>9.48 </text:p>
          </table:table-cell>
          <table:table-cell table:style-name="ce29" office:value-type="float" office:value="221" calcext:value-type="float">
            <text:p><text:s text:c="3"/>221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41" calcext:value-type="float">
            <text:p><text:s text:c="3"/>2.41 </text:p>
          </table:table-cell>
          <table:table-cell table:style-name="ce29" office:value-type="float" office:value="628" calcext:value-type="float">
            <text:p><text:s text:c="3"/>628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4" calcext:value-type="float">
            <text:p><text:s text:c="3"/>6.84 </text:p>
          </table:table-cell>
          <table:table-cell table:style-name="ce29" office:value-type="float" office:value="407" calcext:value-type="float">
            <text:p><text:s text:c="3"/>407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3" calcext:value-type="float">
            <text:p><text:s text:c="3"/>4.43 </text:p>
          </table:table-cell>
          <table:table-cell table:style-name="ce29" office:value-type="float" office:value="679" calcext:value-type="float">
            <text:p><text:s text:c="3"/>679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" calcext:value-type="float">
            <text:p><text:s text:c="3"/>7.40 </text:p>
          </table:table-cell>
          <table:table-cell table:style-name="ce18" office:value-type="float" office:value="273" calcext:value-type="float">
            <text:p><text:s text:c="3"/>273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188" calcext:value-type="float">
            <text:p><text:s/>－188 </text:p>
          </table:table-cell>
          <table:table-cell table:style-name="ce25" office:value-type="float" office:value="-0.69" calcext:value-type="float">
            <text:p><text:s/>－0.69 </text:p>
          </table:table-cell>
          <table:table-cell table:style-name="ce25" office:value-type="float" office:value="-8.12" calcext:value-type="float">
            <text:p><text:s/>－8.12 </text:p>
          </table:table-cell>
          <table:table-cell table:style-name="ce29" office:value-type="float" office:value="-14" calcext:value-type="float">
            <text:p><text:s/>－14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6" calcext:value-type="float">
            <text:p><text:s/>－0.60 </text:p>
          </table:table-cell>
          <table:table-cell table:style-name="ce29" office:value-type="float" office:value="138" calcext:value-type="float">
            <text:p><text:s text:c="3"/>138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152" calcext:value-type="float">
            <text:p><text:s text:c="3"/>152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6" calcext:value-type="float">
            <text:p><text:s text:c="3"/>6.56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23" calcext:value-type="float">
            <text:p><text:s text:c="3"/>5.23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54" calcext:value-type="float">
            <text:p><text:s text:c="3"/>54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7" office:value-type="float" office:value="0.08" calcext:value-type="float">
            <text:p><text:s text:c="3"/>0.08 </text:p>
          </table:table-cell>
          <table:table-cell table:style-name="ce27" office:value-type="float" office:value="0.88" calcext:value-type="float">
            <text:p><text:s text:c="3"/>0.88 </text:p>
          </table:table-cell>
          <table:table-cell table:style-name="ce30" office:value-type="float" office:value="424" calcext:value-type="float">
            <text:p><text:s text:c="3"/>424 </text:p>
          </table:table-cell>
          <table:table-cell table:style-name="ce27" office:value-type="float" office:value="0.55" calcext:value-type="float">
            <text:p><text:s text:c="3"/>0.55 </text:p>
          </table:table-cell>
          <table:table-cell table:style-name="ce27" office:value-type="float" office:value="6.47" calcext:value-type="float">
            <text:p><text:s text:c="3"/>6.47 </text:p>
          </table:table-cell>
          <table:table-cell table:style-name="ce30" office:value-type="float" office:value="366" calcext:value-type="float">
            <text:p><text:s text:c="3"/>366 </text:p>
          </table:table-cell>
          <table:table-cell table:style-name="ce27" office:value-type="float" office:value="0.47" calcext:value-type="float">
            <text:p><text:s text:c="3"/>0.47 </text:p>
          </table:table-cell>
          <table:table-cell table:style-name="ce27" office:value-type="float" office:value="5.58" calcext:value-type="float">
            <text:p><text:s text:c="3"/>5.58 </text:p>
          </table:table-cell>
          <table:table-cell table:style-name="ce30" office:value-type="float" office:value="449" calcext:value-type="float">
            <text:p><text:s text:c="3"/>449 </text:p>
          </table:table-cell>
          <table:table-cell table:style-name="ce27" office:value-type="float" office:value="0.58" calcext:value-type="float">
            <text:p><text:s text:c="3"/>0.58 </text:p>
          </table:table-cell>
          <table:table-cell table:style-name="ce27" office:value-type="float" office:value="6.85" calcext:value-type="float">
            <text:p><text:s text:c="3"/>6.85 </text:p>
          </table:table-cell>
          <table:table-cell table:style-name="ce19" office:value-type="float" office:value="135" calcext:value-type="float">
            <text:p><text:s text:c="3"/>135 </text:p>
          </table:table-cell>
          <table:table-cell table:style-name="ce27" office:value-type="float" office:value="0.17" calcext:value-type="float">
            <text:p><text:s text:c="3"/>0.17 </text:p>
          </table:table-cell>
          <table:table-cell table:style-name="ce46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4148" calcext:value-type="float">
            <text:p><text:s text:c="3"/>4,148 </text:p>
          </table:table-cell>
          <table:table-cell table:style-name="ce24" office:value-type="float" office:value="1.59" calcext:value-type="float">
            <text:p><text:s text:c="3"/>1.59 </text:p>
          </table:table-cell>
          <table:table-cell table:style-name="ce24" office:value-type="float" office:value="18.72" calcext:value-type="float">
            <text:p><text:s text:c="3"/>18.72 </text:p>
          </table:table-cell>
          <table:table-cell table:style-name="ce28" office:value-type="float" office:value="349" calcext:value-type="float">
            <text:p><text:s text:c="3"/>349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4" office:value-type="float" office:value="1.57" calcext:value-type="float">
            <text:p><text:s text:c="3"/>1.57 </text:p>
          </table:table-cell>
          <table:table-cell table:style-name="ce28" office:value-type="float" office:value="1545" calcext:value-type="float">
            <text:p><text:s text:c="3"/>1,545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7" calcext:value-type="float">
            <text:p><text:s text:c="3"/>6.97 </text:p>
          </table:table-cell>
          <table:table-cell table:style-name="ce28" office:value-type="float" office:value="1196" calcext:value-type="float">
            <text:p><text:s text:c="3"/>1,196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39" calcext:value-type="float">
            <text:p><text:s text:c="3"/>5.39 </text:p>
          </table:table-cell>
          <table:table-cell table:style-name="ce28" office:value-type="float" office:value="1719" calcext:value-type="float">
            <text:p><text:s text:c="3"/>1,719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5" calcext:value-type="float">
            <text:p><text:s text:c="3"/>7.75 </text:p>
          </table:table-cell>
          <table:table-cell table:style-name="ce17" office:value-type="float" office:value="464" calcext:value-type="float">
            <text:p><text:s text:c="3"/>46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44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237" calcext:value-type="float">
            <text:p><text:s text:c="3"/>237 </text:p>
          </table:table-cell>
          <table:table-cell table:style-name="ce25" office:value-type="float" office:value="1.14" calcext:value-type="float">
            <text:p><text:s text:c="3"/>1.14 </text:p>
          </table:table-cell>
          <table:table-cell table:style-name="ce25" office:value-type="float" office:value="13.43" calcext:value-type="float">
            <text:p><text:s text:c="3"/>13.43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" calcext:value-type="float">
            <text:p><text:s text:c="3"/>1.30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7" calcext:value-type="float">
            <text:p><text:s text:c="3"/>6.17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7" calcext:value-type="float">
            <text:p><text:s text:c="3"/>4.87 </text:p>
          </table:table-cell>
          <table:table-cell table:style-name="ce29" office:value-type="float" office:value="129" calcext:value-type="float">
            <text:p><text:s text:c="3"/>12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1" calcext:value-type="float">
            <text:p><text:s text:c="3"/>7.31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207" calcext:value-type="float">
            <text:p><text:s text:c="3"/>207 </text:p>
          </table:table-cell>
          <table:table-cell table:style-name="ce25" office:value-type="float" office:value="0.92" calcext:value-type="float">
            <text:p><text:s text:c="3"/>0.92 </text:p>
          </table:table-cell>
          <table:table-cell table:style-name="ce25" office:value-type="float" office:value="10.86" calcext:value-type="float">
            <text:p><text:s text:c="3"/>10.86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8" calcext:value-type="float">
            <text:p><text:s text:c="3"/>1.78 </text:p>
          </table:table-cell>
          <table:table-cell table:style-name="ce29" office:value-type="float" office:value="137" calcext:value-type="float">
            <text:p><text:s text:c="3"/>137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19" calcext:value-type="float">
            <text:p><text:s text:c="3"/>7.19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" calcext:value-type="float">
            <text:p><text:s text:c="3"/>5.40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76" calcext:value-type="float">
            <text:p><text:s text:c="3"/>8.76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536" calcext:value-type="float">
            <text:p><text:s text:c="3"/>536 </text:p>
          </table:table-cell>
          <table:table-cell table:style-name="ce25" office:value-type="float" office:value="1.73" calcext:value-type="float">
            <text:p><text:s text:c="3"/>1.73 </text:p>
          </table:table-cell>
          <table:table-cell table:style-name="ce25" office:value-type="float" office:value="20.33" calcext:value-type="float">
            <text:p><text:s text:c="3"/>20.33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5" office:value-type="float" office:value="0.001" calcext:value-type="float">
            <text:p><text:s text:c="3"/>0.00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9" office:value-type="float" office:value="151" calcext:value-type="float">
            <text:p><text:s text:c="3"/>151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2" calcext:value-type="float">
            <text:p><text:s text:c="3"/>5.72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8" calcext:value-type="float">
            <text:p><text:s text:c="3"/>5.68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7.99" calcext:value-type="float">
            <text:p><text:s text:c="3"/>7.99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438" calcext:value-type="float">
            <text:p><text:s text:c="3"/>438 </text:p>
          </table:table-cell>
          <table:table-cell table:style-name="ce25" office:value-type="float" office:value="2" calcext:value-type="float">
            <text:p><text:s text:c="3"/>2.00 </text:p>
          </table:table-cell>
          <table:table-cell table:style-name="ce25" office:value-type="float" office:value="23.53" calcext:value-type="float">
            <text:p><text:s text:c="3"/>23.53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5" calcext:value-type="float">
            <text:p><text:s text:c="3"/>6.65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4" calcext:value-type="float">
            <text:p><text:s text:c="3"/>5.74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6" calcext:value-type="float">
            <text:p><text:s text:c="3"/>8.26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331" calcext:value-type="float">
            <text:p><text:s text:c="3"/>331 </text:p>
          </table:table-cell>
          <table:table-cell table:style-name="ce25" office:value-type="float" office:value="2.08" calcext:value-type="float">
            <text:p><text:s text:c="3"/>2.08 </text:p>
          </table:table-cell>
          <table:table-cell table:style-name="ce25" office:value-type="float" office:value="24.51" calcext:value-type="float">
            <text:p><text:s text:c="3"/>24.51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33" office:value-type="float" office:value="0.04" calcext:value-type="float">
            <text:p><text:s text:c="3"/>0.04 </text:p>
          </table:table-cell>
          <table:table-cell table:style-name="ce33" office:value-type="float" office:value="0.52" calcext:value-type="float">
            <text:p><text:s text:c="3"/>0.52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2" calcext:value-type="float">
            <text:p><text:s text:c="3"/>7.32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7" calcext:value-type="float">
            <text:p><text:s text:c="3"/>1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225" calcext:value-type="float">
            <text:p><text:s text:c="3"/>225 </text:p>
          </table:table-cell>
          <table:table-cell table:style-name="ce25" office:value-type="float" office:value="1.81" calcext:value-type="float">
            <text:p><text:s text:c="3"/>1.81 </text:p>
          </table:table-cell>
          <table:table-cell table:style-name="ce25" office:value-type="float" office:value="21.36" calcext:value-type="float">
            <text:p><text:s text:c="3"/>21.36 </text:p>
          </table:table-cell>
          <table:table-cell table:style-name="ce29" office:value-type="float" office:value="10" calcext:value-type="float">
            <text:p><text:s text:c="3"/>10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5" calcext:value-type="float">
            <text:p><text:s text:c="3"/>0.95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5" calcext:value-type="float">
            <text:p><text:s text:c="3"/>6.35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1" calcext:value-type="float">
            <text:p><text:s text:c="3"/>5.41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3" calcext:value-type="float">
            <text:p><text:s text:c="3"/>8.63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283" calcext:value-type="float">
            <text:p><text:s text:c="3"/>283 </text:p>
          </table:table-cell>
          <table:table-cell table:style-name="ce25" office:value-type="float" office:value="1.5" calcext:value-type="float">
            <text:p><text:s text:c="3"/>1.50 </text:p>
          </table:table-cell>
          <table:table-cell table:style-name="ce25" office:value-type="float" office:value="17.7" calcext:value-type="float">
            <text:p><text:s text:c="3"/>17.70 </text:p>
          </table:table-cell>
          <table:table-cell table:style-name="ce29" office:value-type="float" office:value="-24" calcext:value-type="float">
            <text:p><text:s/>－24 </text:p>
          </table:table-cell>
          <table:table-cell table:style-name="ce25" office:value-type="float" office:value="-0.13" calcext:value-type="float">
            <text:p><text:s/>－0.13 </text:p>
          </table:table-cell>
          <table:table-cell table:style-name="ce25" office:value-type="float" office:value="-1.5" calcext:value-type="float">
            <text:p><text:s/>－1.50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1" calcext:value-type="float">
            <text:p><text:s text:c="3"/>6.31 </text:p>
          </table:table-cell>
          <table:table-cell table:style-name="ce29" office:value-type="float" office:value="125" calcext:value-type="float">
            <text:p><text:s text:c="3"/>125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1" calcext:value-type="float">
            <text:p><text:s text:c="3"/>7.81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1" calcext:value-type="float">
            <text:p><text:s text:c="3"/>8.31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391" calcext:value-type="float">
            <text:p><text:s text:c="3"/>391 </text:p>
          </table:table-cell>
          <table:table-cell table:style-name="ce25" office:value-type="float" office:value="1.5" calcext:value-type="float">
            <text:p><text:s text:c="3"/>1.50 </text:p>
          </table:table-cell>
          <table:table-cell table:style-name="ce25" office:value-type="float" office:value="17.61" calcext:value-type="float">
            <text:p><text:s text:c="3"/>17.61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93" calcext:value-type="float">
            <text:p><text:s text:c="3"/>2.93 </text:p>
          </table:table-cell>
          <table:table-cell table:style-name="ce29" office:value-type="float" office:value="171" calcext:value-type="float">
            <text:p><text:s text:c="3"/>171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7" calcext:value-type="float">
            <text:p><text:s text:c="3"/>7.70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77" calcext:value-type="float">
            <text:p><text:s text:c="3"/>4.77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88" calcext:value-type="float">
            <text:p><text:s text:c="3"/>7.88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268" calcext:value-type="float">
            <text:p><text:s text:c="3"/>268 </text:p>
          </table:table-cell>
          <table:table-cell table:style-name="ce25" office:value-type="float" office:value="2.36" calcext:value-type="float">
            <text:p><text:s text:c="3"/>2.36 </text:p>
          </table:table-cell>
          <table:table-cell table:style-name="ce25" office:value-type="float" office:value="27.79" calcext:value-type="float">
            <text:p><text:s text:c="3"/>27.79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" calcext:value-type="float">
            <text:p><text:s text:c="3"/>2.80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" calcext:value-type="float">
            <text:p><text:s text:c="3"/>8.60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01" calcext:value-type="float">
            <text:p><text:s text:c="3"/>9.01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45" office:value-type="float" office:value="3.31" calcext:value-type="float">
            <text:p><text:s text:c="3"/>3.3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563" calcext:value-type="float">
            <text:p><text:s text:c="3"/>563 </text:p>
          </table:table-cell>
          <table:table-cell table:style-name="ce25" office:value-type="float" office:value="2.09" calcext:value-type="float">
            <text:p><text:s text:c="3"/>2.09 </text:p>
          </table:table-cell>
          <table:table-cell table:style-name="ce25" office:value-type="float" office:value="24.65" calcext:value-type="float">
            <text:p><text:s text:c="3"/>24.65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85" calcext:value-type="float">
            <text:p><text:s text:c="3"/>3.85 </text:p>
          </table:table-cell>
          <table:table-cell table:style-name="ce29" office:value-type="float" office:value="177" calcext:value-type="float">
            <text:p><text:s text:c="3"/>177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4" calcext:value-type="float">
            <text:p><text:s text:c="3"/>7.74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89" calcext:value-type="float">
            <text:p><text:s text:c="3"/>3.89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359" calcext:value-type="float">
            <text:p><text:s text:c="3"/>359 </text:p>
          </table:table-cell>
          <table:table-cell table:style-name="ce25" office:value-type="float" office:value="1.27" calcext:value-type="float">
            <text:p><text:s text:c="3"/>1.27 </text:p>
          </table:table-cell>
          <table:table-cell table:style-name="ce25" office:value-type="float" office:value="14.9" calcext:value-type="float">
            <text:p><text:s text:c="3"/>14.90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07" calcext:value-type="float">
            <text:p><text:s text:c="3"/>2.07 </text:p>
          </table:table-cell>
          <table:table-cell table:style-name="ce29" office:value-type="float" office:value="189" calcext:value-type="float">
            <text:p><text:s text:c="3"/>189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84" calcext:value-type="float">
            <text:p><text:s text:c="3"/>7.84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6" calcext:value-type="float">
            <text:p><text:s text:c="3"/>5.76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310" calcext:value-type="float">
            <text:p><text:s text:c="3"/>310 </text:p>
          </table:table-cell>
          <table:table-cell table:style-name="ce25" office:value-type="float" office:value="1.25" calcext:value-type="float">
            <text:p><text:s text:c="3"/>1.25 </text:p>
          </table:table-cell>
          <table:table-cell table:style-name="ce25" office:value-type="float" office:value="14.7" calcext:value-type="float">
            <text:p><text:s text:c="3"/>14.70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2" calcext:value-type="float">
            <text:p><text:s text:c="3"/>2.42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6" calcext:value-type="float">
            <text:p><text:s text:c="3"/>7.06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65" calcext:value-type="float">
            <text:p><text:s text:c="3"/>4.65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274" calcext:value-type="float">
            <text:p><text:s text:c="3"/>27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1" calcext:value-type="float">
            <text:p><text:s text:c="3"/>2.11 </text:p>
          </table:table-cell>
          <table:table-cell table:style-name="ce28" office:value-type="float" office:value="213" calcext:value-type="float">
            <text:p><text:s text:c="3"/>213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4" calcext:value-type="float">
            <text:p><text:s text:c="3"/>1.64 </text:p>
          </table:table-cell>
          <table:table-cell table:style-name="ce28" office:value-type="float" office:value="954" calcext:value-type="float">
            <text:p><text:s text:c="3"/>954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4" calcext:value-type="float">
            <text:p><text:s text:c="3"/>7.34 </text:p>
          </table:table-cell>
          <table:table-cell table:style-name="ce28" office:value-type="float" office:value="741" calcext:value-type="float">
            <text:p><text:s text:c="3"/>741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7" calcext:value-type="float">
            <text:p><text:s text:c="3"/>5.70 </text:p>
          </table:table-cell>
          <table:table-cell table:style-name="ce28" office:value-type="float" office:value="816" calcext:value-type="float">
            <text:p><text:s text:c="3"/>816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8" calcext:value-type="float">
            <text:p><text:s text:c="3"/>6.28 </text:p>
          </table:table-cell>
          <table:table-cell table:style-name="ce17" office:value-type="float" office:value="329" calcext:value-type="float">
            <text:p><text:s text:c="3"/>329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4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59" calcext:value-type="float">
            <text:p><text:s/>－59 </text:p>
          </table:table-cell>
          <table:table-cell table:style-name="ce25" office:value-type="float" office:value="-2.14" calcext:value-type="float">
            <text:p><text:s/>－2.14 </text:p>
          </table:table-cell>
          <table:table-cell table:style-name="ce25" office:value-type="float" office:value="-25.25" calcext:value-type="float">
            <text:p><text:s/>－25.25 </text:p>
          </table:table-cell>
          <table:table-cell table:style-name="ce29" office:value-type="float" office:value="-5" calcext:value-type="float">
            <text:p><text:s/>－5 </text:p>
          </table:table-cell>
          <table:table-cell table:style-name="ce25" office:value-type="float" office:value="-0.18" calcext:value-type="float">
            <text:p><text:s/>－0.18 </text:p>
          </table:table-cell>
          <table:table-cell table:style-name="ce25" office:value-type="float" office:value="-2.14" calcext:value-type="float">
            <text:p><text:s/>－2.14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" calcext:value-type="float">
            <text:p><text:s text:c="3"/>6.00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4" calcext:value-type="float">
            <text:p><text:s text:c="3"/>8.14 </text:p>
          </table:table-cell>
          <table:table-cell table:style-name="ce29" office:value-type="float" office:value="12" calcext:value-type="float">
            <text:p><text:s text:c="3"/>12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4" calcext:value-type="float">
            <text:p><text:s text:c="3"/>5.14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25" calcext:value-type="float">
            <text:p><text:s text:c="3"/>125 </text:p>
          </table:table-cell>
          <table:table-cell table:style-name="ce25" office:value-type="float" office:value="0.95" calcext:value-type="float">
            <text:p><text:s text:c="3"/>0.95 </text:p>
          </table:table-cell>
          <table:table-cell table:style-name="ce25" office:value-type="float" office:value="11.21" calcext:value-type="float">
            <text:p><text:s text:c="3"/>11.21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06" calcext:value-type="float">
            <text:p><text:s text:c="3"/>2.06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43" calcext:value-type="float">
            <text:p><text:s text:c="3"/>8.43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5" calcext:value-type="float">
            <text:p><text:s text:c="3"/>7.35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19" calcext:value-type="float">
            <text:p><text:s text:c="3"/>11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2" calcext:value-type="float">
            <text:p><text:s text:c="3"/>7.32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2" calcext:value-type="float">
            <text:p><text:s text:c="3"/>2.52 </text:p>
          </table:table-cell>
          <table:table-cell table:style-name="ce29" office:value-type="float" office:value="136" calcext:value-type="float">
            <text:p><text:s text:c="3"/>136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6" calcext:value-type="float">
            <text:p><text:s text:c="3"/>8.36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4" calcext:value-type="float">
            <text:p><text:s text:c="3"/>5.84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54" calcext:value-type="float">
            <text:p><text:s text:c="3"/>3.54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5" calcext:value-type="float">
            <text:p><text:s text:c="3"/>2.25 </text:p>
          </table:table-cell>
          <table:table-cell table:style-name="ce29" office:value-type="float" office:value="115" calcext:value-type="float">
            <text:p><text:s text:c="3"/>115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83" calcext:value-type="float">
            <text:p><text:s text:c="3"/>7.83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6" calcext:value-type="float">
            <text:p><text:s text:c="3"/>1.66 </text:p>
          </table:table-cell>
          <table:table-cell table:style-name="ce29" office:value-type="float" office:value="198" calcext:value-type="float">
            <text:p><text:s text:c="3"/>198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29" office:value-type="float" office:value="148" calcext:value-type="float">
            <text:p><text:s text:c="3"/>148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2" calcext:value-type="float">
            <text:p><text:s text:c="3"/>4.92 </text:p>
          </table:table-cell>
          <table:table-cell table:style-name="ce29" office:value-type="float" office:value="191" calcext:value-type="float">
            <text:p><text:s text:c="3"/>19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5" calcext:value-type="float">
            <text:p><text:s text:c="3"/>6.35 </text:p>
          </table:table-cell>
          <table:table-cell table:style-name="ce18" office:value-type="float" office:value="84" calcext:value-type="float">
            <text:p><text:s text:c="3"/>84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20" calcext:value-type="float">
            <text:p><text:s/>－20 </text:p>
          </table:table-cell>
          <table:table-cell table:style-name="ce25" office:value-type="float" office:value="-0.36" calcext:value-type="float">
            <text:p><text:s/>－0.36 </text:p>
          </table:table-cell>
          <table:table-cell table:style-name="ce25" office:value-type="float" office:value="-4.25" calcext:value-type="float">
            <text:p><text:s/>－4.25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" calcext:value-type="float">
            <text:p><text:s text:c="3"/>6.80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5" calcext:value-type="float">
            <text:p><text:s text:c="3"/>5.95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25" calcext:value-type="float">
            <text:p><text:s text:c="3"/>4.25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18" calcext:value-type="float">
            <text:p><text:s/>－18 </text:p>
          </table:table-cell>
          <table:table-cell table:style-name="ce25" office:value-type="float" office:value="-0.62" calcext:value-type="float">
            <text:p><text:s/>－0.62 </text:p>
          </table:table-cell>
          <table:table-cell table:style-name="ce25" office:value-type="float" office:value="-7.31" calcext:value-type="float">
            <text:p><text:s/>－7.31 </text:p>
          </table:table-cell>
          <table:table-cell table:style-name="ce29" office:value-type="float" office:value="-5" calcext:value-type="float">
            <text:p><text:s/>－5 </text:p>
          </table:table-cell>
          <table:table-cell table:style-name="ce25" office:value-type="float" office:value="-0.17" calcext:value-type="float">
            <text:p><text:s/>－0.17 </text:p>
          </table:table-cell>
          <table:table-cell table:style-name="ce25" office:value-type="float" office:value="-2.03" calcext:value-type="float">
            <text:p><text:s/>－2.03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2" calcext:value-type="float">
            <text:p><text:s text:c="3"/>7.32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35" calcext:value-type="float">
            <text:p><text:s text:c="3"/>9.35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9" calcext:value-type="float">
            <text:p><text:s text:c="3"/>5.69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00" calcext:value-type="float">
            <text:p><text:s/>－100 </text:p>
          </table:table-cell>
          <table:table-cell table:style-name="ce25" office:value-type="float" office:value="-0.54" calcext:value-type="float">
            <text:p><text:s/>－0.54 </text:p>
          </table:table-cell>
          <table:table-cell table:style-name="ce25" office:value-type="float" office:value="-6.39" calcext:value-type="float">
            <text:p><text:s/>－6.39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2" calcext:value-type="float">
            <text:p><text:s text:c="3"/>1.02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5" calcext:value-type="float">
            <text:p><text:s text:c="3"/>6.45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3" calcext:value-type="float">
            <text:p><text:s text:c="3"/>5.43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07" calcext:value-type="float">
            <text:p><text:s text:c="3"/>6.07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36" calcext:value-type="float">
            <text:p><text:s text:c="3"/>1.36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6" calcext:value-type="float">
            <text:p><text:s text:c="3"/>7.26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29" office:value-type="float" office:value="116" calcext:value-type="float">
            <text:p><text:s text:c="3"/>11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5" calcext:value-type="float">
            <text:p><text:s text:c="3"/>6.85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5" office:value-type="float" office:value="1.04" calcext:value-type="float">
            <text:p><text:s text:c="3"/>1.04 </text:p>
          </table:table-cell>
          <table:table-cell table:style-name="ce25" office:value-type="float" office:value="12.19" calcext:value-type="float">
            <text:p><text:s text:c="3"/>12.19 </text:p>
          </table:table-cell>
          <table:table-cell table:style-name="ce29" office:value-type="float" office:value="-2" calcext:value-type="float">
            <text:p><text:s/>－2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79" calcext:value-type="float">
            <text:p><text:s/>－0.79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5" calcext:value-type="float">
            <text:p><text:s text:c="3"/>8.65 </text:p>
          </table:table-cell>
          <table:table-cell table:style-name="ce29" office:value-type="float" office:value="24" calcext:value-type="float">
            <text:p><text:s text:c="3"/>24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44" calcext:value-type="float">
            <text:p><text:s text:c="3"/>9.44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" calcext:value-type="float">
            <text:p><text:s text:c="3"/>5.50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15" calcext:value-type="float">
            <text:p><text:s text:c="3"/>3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12" calcext:value-type="float">
            <text:p><text:s text:c="3"/>112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55" calcext:value-type="float">
            <text:p><text:s text:c="3"/>8.55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67" calcext:value-type="float">
            <text:p><text:s text:c="3"/>2.67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71" calcext:value-type="float">
            <text:p><text:s text:c="3"/>7.71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4" calcext:value-type="float">
            <text:p><text:s text:c="3"/>5.04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505" calcext:value-type="float">
            <text:p><text:s text:c="3"/>505 </text:p>
          </table:table-cell>
          <table:table-cell table:style-name="ce24" office:value-type="float" office:value="4.76" calcext:value-type="float">
            <text:p><text:s text:c="3"/>4.76 </text:p>
          </table:table-cell>
          <table:table-cell table:style-name="ce24" office:value-type="float" office:value="56.07" calcext:value-type="float">
            <text:p><text:s text:c="3"/>56.07 </text:p>
          </table:table-cell>
          <table:table-cell table:style-name="ce28" office:value-type="float" office:value="49" calcext:value-type="float">
            <text:p><text:s text:c="3"/>49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28" office:value-type="float" office:value="99" calcext:value-type="float">
            <text:p><text:s text:c="3"/>99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7" calcext:value-type="float">
            <text:p><text:s text:c="3"/>10.97 </text:p>
          </table:table-cell>
          <table:table-cell table:style-name="ce28" office:value-type="float" office:value="50" calcext:value-type="float">
            <text:p><text:s text:c="3"/>50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4" calcext:value-type="float">
            <text:p><text:s text:c="3"/>5.54 </text:p>
          </table:table-cell>
          <table:table-cell table:style-name="ce28" office:value-type="float" office:value="44" calcext:value-type="float">
            <text:p><text:s text:c="3"/>44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7" calcext:value-type="float">
            <text:p><text:s text:c="3"/>4.87 </text:p>
          </table:table-cell>
          <table:table-cell table:style-name="ce17" office:value-type="float" office:value="9" calcext:value-type="float">
            <text:p><text:s text:c="3"/>9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44" office:value-type="float" office:value="1" calcext:value-type="float">
            <text:p><text:s text:c="3"/>1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31" calcext:value-type="float">
            <text:p><text:s text:c="3"/>531 </text:p>
          </table:table-cell>
          <table:table-cell table:style-name="ce25" office:value-type="float" office:value="5.53" calcext:value-type="float">
            <text:p><text:s text:c="3"/>5.53 </text:p>
          </table:table-cell>
          <table:table-cell table:style-name="ce25" office:value-type="float" office:value="65.06" calcext:value-type="float">
            <text:p><text:s text:c="3"/>65.06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1.36" calcext:value-type="float">
            <text:p><text:s text:c="3"/>11.36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" calcext:value-type="float">
            <text:p><text:s text:c="3"/>5.50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45" office:value-type="float" office:value="0.86" calcext:value-type="float">
            <text:p><text:s text:c="3"/>0.86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19" office:value-type="float" office:value="-26" calcext:value-type="float">
            <text:p><text:s/>－26 </text:p>
          </table:table-cell>
          <table:table-cell table:style-name="ce27" office:value-type="float" office:value="-2.61" calcext:value-type="float">
            <text:p><text:s/>－2.61 </text:p>
          </table:table-cell>
          <table:table-cell table:style-name="ce27" office:value-type="float" office:value="-30.75" calcext:value-type="float">
            <text:p><text:s/>－30.75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34" office:value-type="float" office:value="0.1" calcext:value-type="float">
            <text:p><text:s text:c="3"/>0.10 </text:p>
          </table:table-cell>
          <table:table-cell table:style-name="ce34" office:value-type="float" office:value="1.18" calcext:value-type="float">
            <text:p><text:s text:c="3"/>1.18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7" office:value-type="float" office:value="0.6" calcext:value-type="float">
            <text:p><text:s text:c="3"/>0.60 </text:p>
          </table:table-cell>
          <table:table-cell table:style-name="ce27" office:value-type="float" office:value="7.1" calcext:value-type="float">
            <text:p><text:s text:c="3"/>7.10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7" office:value-type="float" office:value="0.5" calcext:value-type="float">
            <text:p><text:s text:c="3"/>0.50 </text:p>
          </table:table-cell>
          <table:table-cell table:style-name="ce27" office:value-type="float" office:value="5.92" calcext:value-type="float">
            <text:p><text:s text:c="3"/>5.92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7" office:value-type="float" office:value="0.1" calcext:value-type="float">
            <text:p><text:s text:c="3"/>0.10 </text:p>
          </table:table-cell>
          <table:table-cell table:style-name="ce37" office:value-type="float" office:value="1.18" calcext:value-type="float">
            <text:p><text:s text:c="3"/>1.18 </text:p>
          </table:table-cell>
          <table:table-cell table:style-name="ce40" office:value-type="float" office:value="2" calcext:value-type="float">
            <text:p><text:s/>2 </text:p>
          </table:table-cell>
          <table:table-cell table:style-name="ce43" office:value-type="float" office:value="0.2" calcext:value-type="float">
            <text:p><text:s text:c="3"/>0.20 </text:p>
          </table:table-cell>
          <table:table-cell table:style-name="ce47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0" table:number-columns-repeated="14"/>
          <table:table-cell table:style-name="ce38" office:value-type="string" calcext:value-type="string" table:number-columns-spanned="4" table:number-rows-spanned="1">
            <text:p>內政部戶政司 民國99年11月3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style-name="ce48" table:number-columns-repeated="1005"/>
        </table:table-row>
        <table:table-row table:style-name="ro11">
          <table:table-cell table:style-name="ce10"/>
          <table:table-cell table:style-name="ce20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49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11-03T16:46:44</dc:date>
    <meta:print-date>2010-08-05T09:42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